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tils.intersection( final Collection a , final Collectio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ectionUtils.exists( Collection collection , Predicate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Utils.get( Object object , int index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ollectionUtils.disjunction( final Collection a , final Collectio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ectionUtils.predicatedCollection( Collection collection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removeAll( Collection collection , Collection r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filter( Collection collection , Predicate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tils.selectRejected( Collection inputCollection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isProperSubCollection( final Collection a , final Collectio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typedCollection( Collection collection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index( Iterator iterator , int id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select( Collection inputCollection , Predicate predicate , Collection output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Utils.isEqualCollection( final Collection a , final Collection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llectionUtils.retainAll( Collection collection , Collection ret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transform( Collection collection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addAll( Collection collection , Object [ ]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collect( Iterator inputIterator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reverseArray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.isNotEmpty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sizeIsEmpty( Object 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llectionUtils.find( Collection collection , Predicate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addAll( Collection collection , Enumeration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index( Object obj ,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index( Object obj , Object ind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llectionUtils.isEmpty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countMatches( Collection inputCollection , Predicate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Utils.synchronizedCollection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size( Object obje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llectionUtils.union( final Collection a , final Collectio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ectionUtils.select( Collection inputCollection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isSubCollection( final Collection a , final Collectio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Utils.unmodifiableCollection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getFreq( final Object obj , final Map freq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collect( Collection inputCollection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transformedCollection( Collection collection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addAll( Collection collection ,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selectRejected( Collection inputCollection , Predicate predicate , Collection output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Utils.getCardinalityMap( final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Utils.Collec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ionUtils.addIgnoreNull( Collection collection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Utils.forAllDo( Collection collection , Closure clos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cardinality( Object obj , final Collection col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llectionUtils.maxSize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isFull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Utils.collect( Iterator inputIterator , final Transformer transformer , final Collection output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Utils.containsAny( final Collection coll1 , final Collection coll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llectionUtils.collect( Collection inputCollection , final Transformer transformer , final Collection output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Utils.subtract( final Collection a , final Collectio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